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Demonstration #1</text:p>
      <text:p text:style-name="Subtitle">Developed by DMSTEX (<text:a xlink:type="simple" xlink:href="http://dmstex.com/">http://dmstex.com</text:a>)</text:p>
      <text:p text:style-name="P1"/>
      <text:h text:style-name="Heading_20_1" text:outline-level="1"><text:bookmark text:name="__RefHeading__3_538658988"/>Table of Contents:<text:bookmark-end text:name="__RefHeading__3_538658988"/></text:h>
      <text:p text:style-name="Standard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Table of Contents:<text:tab/>1</text:p>
          <text:p text:style-name="P4">Introduction:<text:tab/>1</text:p>
          <text:p text:style-name="P4">Exercise #1: Basic Generation<text:tab/>1</text:p>
          <text:p text:style-name="P4">Exercise #2: Sequences and Surrogate Primary Keys<text:tab/>3</text:p>
          <text:p text:style-name="P4">Exercise #3: Indexed Foreign Keys and Natural Keys<text:tab/>3</text:p>
          <text:p text:style-name="P4">Exercise #4: Natural Key Updatable Views<text:tab/>3</text:p>
          <text:p text:style-name="P4">Exercise #5: Full Path Hierarchy Data<text:tab/>3</text:p>
          <text:p text:style-name="P4">Exercise #6: Enforced Descrete Domains<text:tab/>3</text:p>
          <text:p text:style-name="P4">Exercise #7: Enforced Case Folding<text:tab/>3</text:p>
          <text:p text:style-name="P4">Exercise #8: Full Procedural APIs<text:tab/>3</text:p>
          <text:p text:style-name="P4">Exercise #9: Custom Check Constraints<text:line-break/><text:tab/>3</text:p>
        </text:index-body>
      </text:table-of-content>
      <text:p text:style-name="Standard"/>
      <text:h text:style-name="Heading_20_1" text:outline-level="1">Introduction:</text:h>
      <text:p text:style-name="Standard"/>
      <text:p text:style-name="Standard">The set of exercises in this demonstration is focused on basic DTGen functionality. <text:s/>All functionality in this demonstration is available through both command line and graphical user interface (GUI) forms. <text:s/>For simplicity in understanding the under-lying workings of DTGen, this demonstration is conducted entirely by command-line. <text:s/>(No GUIs will be injured during the execution of this demonstration.)</text:p>
      <text:p text:style-name="Standard"/>
      <text:p text:style-name="Standard">This demonstration directory contains several exercises. The exercises are numbered and must be executed in sequential order. <text:s/>The demo users must be created with the "create_demo_users.sql" script in the parent directory before the first exercise is run. <text:s/>The demo users must be dropped with the "drop_demo_users.sql" script before the "create_demo_users.sql" script can be re-used. <text:s/>The exercises also assume that the default username/password (dtgen/dtgen) is still in use for the generator. <text:s/>Names and passwords are set at the top of each script and can be modified, if necessary. <text:s/>Also, the DTGen database objects must be installed in the database and ready to generate code.<text:line-break/></text:p>
      <text:h text:style-name="Heading_20_1" text:outline-level="1">Exercise #1: Basic Generation</text:h>
      <text:h text:style-name="Heading_20_3" text:outline-level="3">Command Line:</text:h>
      <text:p text:style-name="Literal">sqlplus /nolog @e1</text:p>
      <text:p text:style-name="Standard"/>
      <text:p text:style-name="Standard">Based on Oracle's demobld.sql script, this exercise implements the EMP and DEPT tables using DTGen. <text:s/>The script for this exercise performs the following functions:</text:p>
      <text:p text:style-name="Standard"><text:soft-page-break/></text:p>
      <text:list xml:id="list42188199" text:style-name="L1">
        <text:list-item>
          <text:p text:style-name="P2">Removes any old DEMO1 Items from DTGEN</text:p>
        </text:list-item>
        <text:list-item>
          <text:p text:style-name="P2">Creates new DEMO1 Items in DTGEN</text:p>
        </text:list-item>
        <text:list-item>
          <text:p text:style-name="P2">Generates the DEMO1 Application in DTGEN</text:p>
        </text:list-item>
        <text:list-item>
          <text:p text:style-name="P2">Creates the "install_db.sql" script</text:p>
        </text:list-item>
        <text:list-item>
          <text:p text:style-name="P2">Runs the "install_db.sql" script</text:p>
        </text:list-item>
        <text:list-item>
          <text:p text:style-name="P2">Loads and Reports Data</text:p>
        </text:list-item>
      </text:list>
      <text:p text:style-name="Standard"/>
      <text:p text:style-name="Standard">Steps 1-3 are captured in the "e1.LST" file:</text:p>
      <text:p text:style-name="Standard"/>
      <text:p text:style-name="Literal">Login to dtgen</text:p>
      <text:p text:style-name="Literal">Connected.</text:p>
      <text:p text:style-name="Literal">Remove old DEMO Schema from DTGEN</text:p>
      <text:p text:style-name="Literal">create a DEMO Schema in DTGEN</text:p>
      <text:p text:style-name="Literal">Generate Demo1 Application</text:p>
      <text:p text:style-name="Literal">Capture install_db.sql Script</text:p>
      <text:p text:style-name="Literal"/>
      <text:p text:style-name="Standard">Step 4 is captured in the "install_db.sql" file. <text:s/>This file is 78,281 bytes and has 3,145 lines. <text:s/>It is not listed here</text:p>
      <text:p text:style-name="Standard"/>
      <text:p text:style-name="Standard">Steps 5 and 6 are captured in the "install.LST" file:</text:p>
      <text:p text:style-name="Standard"/>
      <text:p text:style-name="Literal">Login to dtgen_db_demo</text:p>
      <text:p text:style-name="Literal">Connected.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10 ACCOUNTING <text:s text:c="4"/>NEW YORK</text:p>
      <text:p text:style-name="Literal"><text:s text:c="8"/>20 RESEARCH <text:s text:c="6"/>DALLAS</text:p>
      <text:p text:style-name="Literal"><text:s text:c="8"/>30 SALES <text:s text:c="9"/>CHICAGO</text:p>
      <text:p text:style-name="Literal"><text:s text:c="8"/>40 OPERATIONS <text:s text:c="4"/>BOSTON</text:p>
      <text:p text:style-name="Literal"/>
      <text:p text:style-name="Literal"><text:s text:c="5"/>EMPNO ENAME <text:s text:c="11"/>JOB <text:s text:c="7"/>M_EMP_NK1 HIREDATE <text:s text:c="8"/>SAL D_DEPT_NK1</text:p>
      <text:p text:style-name="Literal">---------- ---------------- --------- ---------- --------- ---------- ----------</text:p>
      <text:p text:style-name="Literal"><text:s text:c="6"/>7782 CLARK <text:s text:c="11"/>MANAGER <text:s text:c="8"/>7839 09-JUN-81 <text:s text:c="6"/>2450 <text:s text:c="8"/>10</text:p>
      <text:p text:style-name="Literal"><text:s text:c="6"/>7698 BLAKE <text:s text:c="11"/>MANAGER <text:s text:c="8"/>7839 01-MAY-81 <text:s text:c="6"/>2850 <text:s text:c="8"/>30</text:p>
      <text:p text:style-name="Literal"><text:s text:c="6"/>7566 JONES <text:s text:c="11"/>MANAGER <text:s text:c="8"/>7839 02-APR-81 <text:s text:c="6"/>2975 <text:s text:c="8"/>20</text:p>
      <text:p text:style-name="Literal"><text:s text:c="6"/>7902 FORD <text:s text:c="12"/>ANALYST <text:s text:c="8"/>7566 03-DEC-81 <text:s text:c="6"/>3000 <text:s text:c="8"/>20</text:p>
      <text:p text:style-name="Literal"><text:s text:c="6"/>7788 SCOTT <text:s text:c="11"/>ANALYST <text:s text:c="8"/>7566 09-DEC-82 <text:s text:c="6"/>3000 <text:s text:c="8"/>20</text:p>
      <text:p text:style-name="Literal"><text:s text:c="6"/>7876 ADAMS <text:s text:c="11"/>CLERK <text:s text:c="10"/>7788 12-JAN-83 <text:s text:c="6"/>1100 <text:s text:c="8"/>20</text:p>
      <text:p text:style-name="Literal"><text:s text:c="6"/>7369 SMITH <text:s text:c="11"/>CLERK <text:s text:c="10"/>7902 17-DEC-80 <text:s text:c="7"/>800 <text:s text:c="8"/>20</text:p>
      <text:p text:style-name="Literal"><text:s text:c="6"/>7900 JAMES <text:s text:c="11"/>CLERK <text:s text:c="10"/>7698 03-DEC-81 <text:s text:c="7"/>950 <text:s text:c="8"/>30</text:p>
      <text:p text:style-name="Literal"><text:s text:c="6"/>7844 TURNER <text:s text:c="10"/>SALESMAN <text:s text:c="7"/>7698 08-SEP-81 <text:s text:c="6"/>1500 <text:s text:c="8"/>30</text:p>
      <text:p text:style-name="Literal"><text:s text:c="6"/>7654 MARTIN <text:s text:c="10"/>SALESMAN <text:s text:c="7"/>7698 28-SEP-81 <text:s text:c="6"/>1250 <text:s text:c="8"/>30</text:p>
      <text:p text:style-name="Literal"><text:s text:c="6"/>7521 WARD <text:s text:c="12"/>SALESMAN <text:s text:c="7"/>7698 22-FEB-81 <text:s text:c="6"/>1250 <text:s text:c="8"/>30</text:p>
      <text:p text:style-name="Literal"/>
      <text:p text:style-name="Literal"><text:s text:c="5"/>EMPNO ENAME <text:s text:c="11"/>JOB <text:s text:c="7"/>M_EMP_NK1 HIREDATE <text:s text:c="8"/>SAL D_DEPT_NK1</text:p>
      <text:p text:style-name="Literal">---------- ---------------- --------- ---------- --------- ---------- ----------</text:p>
      <text:p text:style-name="Literal"><text:soft-page-break/><text:s text:c="6"/>7499 ALLEN <text:s text:c="11"/>SALESMAN <text:s text:c="7"/>7698 20-FEB-81 <text:s text:c="6"/>1600 <text:s text:c="8"/>30</text:p>
      <text:p text:style-name="Literal"><text:s text:c="6"/>7934 MILLER <text:s text:c="10"/>CLERK <text:s text:c="10"/>7782 23-JAN-82 <text:s text:c="6"/>1300 <text:s text:c="8"/>10</text:p>
      <text:p text:style-name="Literal"><text:s text:c="6"/>7839 KING <text:s text:c="12"/>PRESIDENT <text:s text:c="11"/>17-NOV-81 <text:s text:c="6"/>5000 <text:s text:c="8"/>10</text:p>
      <text:p text:style-name="Standard"/>
      <text:h text:style-name="Heading_20_1" text:outline-level="1">Exercise #2: Sequences and Surrogate Primary Keys</text:h>
      <text:p text:style-name="Standard"/>
      <text:p text:style-name="Standard"/>
      <text:h text:style-name="Heading_20_1" text:outline-level="1">Exercise #3: Indexed Foreign Keys and Natural Keys</text:h>
      <text:p text:style-name="Standard"/>
      <text:p text:style-name="Standard"/>
      <text:h text:style-name="Heading_20_1" text:outline-level="1">Exercise #4: Natural Key Updatable Views</text:h>
      <text:p text:style-name="Standard"/>
      <text:p text:style-name="Standard"/>
      <text:h text:style-name="Heading_20_1" text:outline-level="1">Exercise #5: Full Path Hierarchy Data</text:h>
      <text:p text:style-name="Standard"/>
      <text:p text:style-name="Standard"/>
      <text:h text:style-name="Heading_20_1" text:outline-level="1">Exercise #6: Enforced Descrete Domains</text:h>
      <text:p text:style-name="Standard"/>
      <text:p text:style-name="Standard"/>
      <text:h text:style-name="Heading_20_1" text:outline-level="1">Exercise #7: Enforced Case Folding</text:h>
      <text:p text:style-name="Standard"/>
      <text:p text:style-name="Standard"/>
      <text:h text:style-name="Heading_20_1" text:outline-level="1">Exercise #8: Full Procedural APIs</text:h>
      <text:p text:style-name="Standard"/>
      <text:p text:style-name="Standard"/>
      <text:h text:style-name="Heading_20_1" text:outline-level="1">Exercise #9: Custom Check Constraints<text:lin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3M15S</meta:editing-duration>
    <meta:editing-cycles>6</meta:editing-cycles>
    <meta:generator>OpenOffice.org/3.3$Win32 OpenOffice.org_project/330m20$Build-9567</meta:generator>
    <dc:date>2012-04-11T22:20:15.60</dc:date>
    <dc:creator>Duane Dieterich</dc:creator>
    <meta:document-statistic meta:table-count="0" meta:image-count="0" meta:object-count="0" meta:page-count="3" meta:paragraph-count="89" meta:word-count="591" meta:character-count="4584"/>
    <meta:user-defined meta:name="Info 1"/>
    <meta:user-defined meta:name="Info 2"/>
    <meta:user-defined meta:name="Info 3"/>
    <meta:user-defined meta:name="Info 4"/>
  </office:meta>
</office:document-meta>
</file>